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4*"/>
    </style:style>
    <style:style style:name="Table1.D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21" style:family="table-row">
      <style:table-row-properties style:min-row-height="0.3125in"/>
    </style:style>
    <style:style style:name="P1" style:family="paragraph" style:parent-style-name="Standard">
      <style:text-properties officeooo:rsid="001013b4" officeooo:paragraph-rsid="001013b4"/>
    </style:style>
    <style:style style:name="P2" style:family="paragraph" style:parent-style-name="Standard">
      <style:text-properties officeooo:rsid="001013b4" officeooo:paragraph-rsid="0011f24b"/>
    </style:style>
    <style:style style:name="P3" style:family="paragraph" style:parent-style-name="Standard">
      <style:text-properties officeooo:rsid="001013b4" officeooo:paragraph-rsid="0018b554"/>
    </style:style>
    <style:style style:name="P4" style:family="paragraph" style:parent-style-name="Standard">
      <style:text-properties officeooo:rsid="0010e67d" officeooo:paragraph-rsid="0010e67d"/>
    </style:style>
    <style:style style:name="P5" style:family="paragraph" style:parent-style-name="Standard">
      <style:text-properties officeooo:rsid="0011f24b" officeooo:paragraph-rsid="0011f24b"/>
    </style:style>
    <style:style style:name="P6" style:family="paragraph" style:parent-style-name="Standard">
      <style:text-properties fo:font-size="14pt" officeooo:rsid="00128061" officeooo:paragraph-rsid="00128061" style:font-size-asian="12.25pt" style:font-size-complex="14pt"/>
    </style:style>
    <style:style style:name="P7" style:family="paragraph" style:parent-style-name="Standard">
      <style:text-properties fo:font-size="14pt" officeooo:rsid="00128061" officeooo:paragraph-rsid="0019ca32" style:font-size-asian="12.25pt" style:font-size-complex="14pt"/>
    </style:style>
    <style:style style:name="P8" style:family="paragraph" style:parent-style-name="Standard">
      <style:text-properties fo:font-size="14pt" officeooo:rsid="001013b4" officeooo:paragraph-rsid="0018b554" style:font-size-asian="14pt" style:font-size-complex="14pt"/>
    </style:style>
    <style:style style:name="P9" style:family="paragraph" style:parent-style-name="Standard">
      <style:text-properties fo:font-size="14pt" officeooo:rsid="0018b554" officeooo:paragraph-rsid="0018b554" style:font-size-asian="14pt" style:font-size-complex="14pt"/>
    </style:style>
    <style:style style:name="P10" style:family="paragraph" style:parent-style-name="Standard">
      <style:text-properties fo:font-size="12pt" officeooo:rsid="00128061" officeooo:paragraph-rsid="00128061" style:font-size-asian="10.5pt" style:font-size-complex="12pt"/>
    </style:style>
    <style:style style:name="P11" style:family="paragraph" style:parent-style-name="Standard">
      <style:text-properties fo:font-size="12pt" officeooo:rsid="00128061" officeooo:paragraph-rsid="0014555e" style:font-size-asian="10.5pt" style:font-size-complex="12pt"/>
    </style:style>
    <style:style style:name="P12" style:family="paragraph" style:parent-style-name="Standard">
      <style:text-properties fo:font-size="12pt" officeooo:rsid="0014555e" officeooo:paragraph-rsid="0014555e" style:font-size-asian="10.5pt" style:font-size-complex="12pt"/>
    </style:style>
    <style:style style:name="P13" style:family="paragraph" style:parent-style-name="Standard">
      <style:text-properties fo:font-size="8pt" officeooo:rsid="00128061" officeooo:paragraph-rsid="00128061" style:font-size-asian="8pt" style:font-size-complex="8pt"/>
    </style:style>
    <style:style style:name="P14" style:family="paragraph" style:parent-style-name="Standard">
      <style:text-properties fo:color="#1b75bc" fo:font-size="12pt" officeooo:rsid="00128061" officeooo:paragraph-rsid="00128061" style:font-size-asian="10.5pt" style:font-size-complex="12pt"/>
    </style:style>
    <style:style style:name="P15" style:family="paragraph" style:parent-style-name="Standard">
      <style:text-properties fo:color="#1b75bc" fo:font-size="12pt" officeooo:rsid="00128061" officeooo:paragraph-rsid="0014555e" style:font-size-asian="10.5pt" style:font-size-complex="12pt"/>
    </style:style>
    <style:style style:name="P16" style:family="paragraph" style:parent-style-name="Standard">
      <style:text-properties fo:color="#000000" fo:font-size="12pt" officeooo:rsid="0014555e" officeooo:paragraph-rsid="0014555e" style:font-size-asian="10.5pt" style:font-size-complex="12pt"/>
    </style:style>
    <style:style style:name="P17" style:family="paragraph" style:parent-style-name="Standard">
      <style:text-properties fo:color="#000000" fo:font-size="12pt" officeooo:rsid="00162431" officeooo:paragraph-rsid="00162431" style:font-size-asian="10.5pt" style:font-size-complex="12pt"/>
    </style:style>
    <style:style style:name="P18" style:family="paragraph" style:parent-style-name="Standard">
      <style:text-properties fo:color="#000000" fo:font-size="12pt" officeooo:rsid="001517e8" officeooo:paragraph-rsid="0019ca32" style:font-size-asian="10.5pt" style:font-size-complex="12pt"/>
    </style:style>
    <style:style style:name="P19" style:family="paragraph" style:parent-style-name="Standard">
      <style:text-properties fo:color="#000000" fo:font-size="12pt" officeooo:rsid="0019ca32" officeooo:paragraph-rsid="0019ca32" style:font-size-asian="10.5pt" style:font-size-complex="12pt"/>
    </style:style>
    <style:style style:name="P20" style:family="paragraph" style:parent-style-name="Standard">
      <style:text-properties fo:color="#000000" fo:font-size="12pt" officeooo:rsid="001b296b" officeooo:paragraph-rsid="001b296b" style:font-size-asian="10.5pt" style:font-size-complex="12pt"/>
    </style:style>
    <style:style style:name="P21" style:family="paragraph" style:parent-style-name="Standard">
      <style:text-properties fo:color="#000000" fo:font-size="14pt" officeooo:rsid="001517e8" officeooo:paragraph-rsid="001517e8" style:font-size-asian="12.25pt" style:font-size-complex="14pt"/>
    </style:style>
    <style:style style:name="P22" style:family="paragraph" style:parent-style-name="Standard">
      <style:text-properties fo:color="#000000" fo:font-size="14pt" officeooo:rsid="0019ca32" officeooo:paragraph-rsid="0019ca32" style:font-size-asian="12.25pt" style:font-size-complex="14pt"/>
    </style:style>
    <style:style style:name="P23" style:family="paragraph" style:parent-style-name="Standard">
      <style:text-properties fo:color="#000000" fo:font-size="13pt" officeooo:rsid="001517e8" officeooo:paragraph-rsid="001517e8" style:font-size-asian="13pt" style:font-size-complex="13pt"/>
    </style:style>
    <style:style style:name="P24" style:family="paragraph" style:parent-style-name="Standard">
      <style:text-properties fo:color="#000000" fo:font-size="13pt" officeooo:rsid="00162431" officeooo:paragraph-rsid="00162431" style:font-size-asian="13pt" style:font-size-complex="13pt"/>
    </style:style>
    <style:style style:name="P25" style:family="paragraph" style:parent-style-name="Standard">
      <style:text-properties fo:font-size="13pt" officeooo:rsid="00128061" officeooo:paragraph-rsid="00128061" style:font-size-asian="13pt" style:font-size-complex="13pt"/>
    </style:style>
    <style:style style:name="P26" style:family="paragraph" style:parent-style-name="Standard">
      <style:text-properties fo:font-size="13pt" officeooo:rsid="0014555e" officeooo:paragraph-rsid="0014555e" style:font-size-asian="13pt" style:font-size-complex="13pt"/>
    </style:style>
    <style:style style:name="P27" style:family="paragraph" style:parent-style-name="Standard">
      <style:text-properties officeooo:rsid="00165cbc" officeooo:paragraph-rsid="00165cbc"/>
    </style:style>
    <style:style style:name="P28" style:family="paragraph" style:parent-style-name="Standard">
      <style:text-properties officeooo:rsid="0018b554" officeooo:paragraph-rsid="0018b554"/>
    </style:style>
    <style:style style:name="P29" style:family="paragraph" style:parent-style-name="Table_20_Contents">
      <style:text-properties fo:font-weight="bold" officeooo:rsid="00266e61" officeooo:paragraph-rsid="0019ca32" style:font-weight-asian="bold" style:font-weight-complex="bold"/>
    </style:style>
    <style:style style:name="P30" style:family="paragraph" style:parent-style-name="Table_20_Contents">
      <style:text-properties fo:font-weight="bold" officeooo:rsid="002ca530" officeooo:paragraph-rsid="0019ca32" style:font-weight-asian="bold" style:font-weight-complex="bold"/>
    </style:style>
    <style:style style:name="P31" style:family="paragraph" style:parent-style-name="Table_20_Contents">
      <style:text-properties fo:font-weight="bold" officeooo:rsid="00291d93" officeooo:paragraph-rsid="0019ca32" style:font-weight-asian="bold" style:font-weight-complex="bold"/>
    </style:style>
    <style:style style:name="P32" style:family="paragraph" style:parent-style-name="Table_20_Contents">
      <style:text-properties officeooo:rsid="00291d93" officeooo:paragraph-rsid="0019ca32"/>
    </style:style>
    <style:style style:name="P33" style:family="paragraph" style:parent-style-name="Table_20_Contents">
      <style:text-properties officeooo:rsid="002ca530" officeooo:paragraph-rsid="0019ca32"/>
    </style:style>
    <style:style style:name="P34" style:family="paragraph" style:parent-style-name="Table_20_Contents">
      <style:text-properties officeooo:rsid="00269aed" officeooo:paragraph-rsid="0019ca32"/>
    </style:style>
    <style:style style:name="P35" style:family="paragraph" style:parent-style-name="Table_20_Contents">
      <style:text-properties officeooo:rsid="002e2bfa" officeooo:paragraph-rsid="0019ca32"/>
    </style:style>
    <style:style style:name="P36" style:family="paragraph" style:parent-style-name="Table_20_Contents">
      <style:text-properties officeooo:rsid="0030cc79" officeooo:paragraph-rsid="0019ca32"/>
    </style:style>
    <style:style style:name="P37" style:family="paragraph" style:parent-style-name="Table_20_Contents">
      <style:text-properties officeooo:rsid="002812f9" officeooo:paragraph-rsid="0019ca32"/>
    </style:style>
    <style:style style:name="P38" style:family="paragraph" style:parent-style-name="Table_20_Contents">
      <style:text-properties officeooo:rsid="0032619c" officeooo:paragraph-rsid="0019ca32"/>
    </style:style>
    <style:style style:name="P39" style:family="paragraph" style:parent-style-name="Table_20_Contents">
      <style:text-properties officeooo:rsid="0029786d" officeooo:paragraph-rsid="0019ca32"/>
    </style:style>
    <style:style style:name="P40" style:family="paragraph" style:parent-style-name="Table_20_Contents">
      <style:text-properties officeooo:rsid="0029e90b" officeooo:paragraph-rsid="0019ca32"/>
    </style:style>
    <style:style style:name="P41" style:family="paragraph" style:parent-style-name="Table_20_Contents">
      <style:text-properties officeooo:rsid="002a7a02" officeooo:paragraph-rsid="0019ca32"/>
    </style:style>
    <style:style style:name="P42" style:family="paragraph" style:parent-style-name="Table_20_Contents">
      <style:text-properties officeooo:rsid="002b6200" officeooo:paragraph-rsid="0019ca32"/>
    </style:style>
    <style:style style:name="P43" style:family="paragraph" style:parent-style-name="Table_20_Contents">
      <style:text-properties officeooo:paragraph-rsid="0019ca32"/>
    </style:style>
    <style:style style:name="T1" style:family="text">
      <style:text-properties officeooo:rsid="0010e67d"/>
    </style:style>
    <style:style style:name="T2" style:family="text">
      <style:text-properties officeooo:rsid="0014555e"/>
    </style:style>
    <style:style style:name="T3" style:family="text">
      <style:text-properties officeooo:rsid="001517e8"/>
    </style:style>
    <style:style style:name="T4" style:family="text">
      <style:text-properties officeooo:rsid="00162431"/>
    </style:style>
    <style:style style:name="T5" style:family="text">
      <style:text-properties officeooo:rsid="0018b55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91d93"/>
    </style:style>
    <style:style style:name="T8" style:family="text">
      <style:text-properties officeooo:rsid="002812f9"/>
    </style:style>
    <style:style style:name="T9" style:family="text">
      <style:text-properties officeooo:rsid="00269aed"/>
    </style:style>
    <style:style style:name="T10" style:family="text">
      <style:text-properties officeooo:rsid="0029786d"/>
    </style:style>
    <style:style style:name="T11" style:family="text">
      <style:text-properties officeooo:rsid="002a7a02"/>
    </style:style>
    <style:style style:name="T12" style:family="text">
      <style:text-properties officeooo:rsid="002b6200"/>
    </style:style>
    <style:style style:name="T13" style:family="text">
      <style:text-properties officeooo:rsid="001b29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1</text:span>. Factoren die de markt beinvloeden</text:p>
      <text:p text:style-name="P13">Source: https://finance.zacks.com/factors-determine-price-stocks-2313.html</text:p>
      <text:p text:style-name="P6"/>
      <text:p text:style-name="P25">1.1 Earnings</text:p>
      <text:p text:style-name="P10">Wanneer de verwachte winsten van een bedrijf worden behaald of overschreven zal dit positieve effecten hebben.</text:p>
      <text:p text:style-name="P10"/>
      <text:p text:style-name="P14">Implementatie:</text:p>
      <text:p text:style-name="P10">Vind database met de historische verdiensten en uitgebrachte cijfers obv verwachtingen van beursgenoteerde bedrijven</text:p>
      <text:p text:style-name="P10">Vervolg hierop: Zoek naar oorzaken die aanleiding zijn voor het wel/niet behalen hiervan en vindt data van deze historische gebeurtenissen om daarmee dan weer het wel/niet behalen te voorspellen</text:p>
      <text:p text:style-name="P10"/>
      <text:p text:style-name="P25">1.2 Economy</text:p>
      <text:p text:style-name="P11">Rente, werkeloosheid en valuta verandering hebben hier grootste rol in. </text:p>
      <text:p text:style-name="P11"><text:span text:style-name="T2">1. </text:span>Hogere rente <text:span text:style-name="T2">=&gt;</text:span> meer sparen <text:span text:style-name="T2">=&gt; minder</text:span> uitgaven <text:span text:style-name="T2">=&gt;</text:span> negatief effect op beurswaarde van bedrijven</text:p>
      <text:p text:style-name="P12">2. Grotere werkeloosheid =&gt; minder omzet en winst =&gt; nadelig effect op aandeelwaardes</text:p>
      <text:p text:style-name="P12">3. Currency fluctuaties beinvloed import en export. Wordt currency van een land minder waard is dit voordeel voor export bedrijven en nadelig voor import bedrijven. Currency sterker =&gt; voordeel import, nadeel export bedrijven</text:p>
      <text:p text:style-name="P12"/>
      <text:p text:style-name="P15">Implementatie:</text:p>
      <text:p text:style-name="P16">Haal database op met data over rente, werkeloosheid en valuta fluctuatie</text:p>
      <text:p text:style-name="P16">Voorspel historische beurskoersen van bedrijven adhv deze data</text:p>
      <text:p text:style-name="P16">NB: Bepaalde variabelen kunnen positief zijn voor ene bedrijf maar negatief voor andere.</text:p>
      <text:p text:style-name="P16"/>
      <text:p text:style-name="P26">1.3 Expectations</text:p>
      <text:p text:style-name="P12">De verwachtte waardes van de komende 6+ maanden wordt meegenomen bij de huidige prijs. Hieronder vallen voorspelde cijfers van bedrijven van analisten, verkiezingsuitslagen etc.</text:p>
      <text:p text:style-name="P12"/>
      <text:p text:style-name="P15">Implementatie:</text:p>
      <text:p text:style-name="P16">Haal database op met (historische) voorspelde cijfers van bedrijven van analisten</text:p>
      <text:p text:style-name="P16"/>
      <text:p text:style-name="P24">1.4 Emotion</text:p>
      <text:p text:style-name="P17">Geruchten beinvloeden emoties en handelen van mensen (bv. omzet verlaging of monetaire versoepeling).</text:p>
      <text:p text:style-name="P17"/>
      <text:p text:style-name="P16"/>
      <text:p text:style-name="P21">2. Time Series</text:p>
      <text:p text:style-name="P19"/>
      <text:p text:style-name="P22">3. News Article Analysis</text:p>
      <text:p text:style-name="P19">Ophalen van News Articles in Corpus vorm via “tm.plugin.webmining”. <text:span text:style-name="T13">Mogelijk om 20 verschillende artikelen op te halen, gepost op die dag. Daar opslaan als txt file en in Python analyseren op sentiment.</text:span></text:p>
      <text:p text:style-name="P19"/>
      <text:p text:style-name="P20">To Do: </text:p>
      <text:p text:style-name="P20">- Combineren van Lab 5 NTI en de artikelen.</text:p>
      <text:p text:style-name="P20">- Trainingset gebruiken van nieuws artikelen</text:p>
      <text:p text:style-name="P20">- Kijken naar verband tussen sentiment en verandering van aandelen waarde.</text:p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<text:span text:style-name="T4">Appendix A </text:span>Report previous attempts</text:p>
      <text:p text:style-name="P23"/>
      <text:p text:style-name="P19">Using LSTM Network to predict the graph. Result for a investment of 1000 using 60 history days.</text:p>
      <text:p text:style-name="P1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9">Stock</text:p>
          </table:table-cell>
          <table:table-cell table:style-name="Table1.A1" office:value-type="string">
            <text:p text:style-name="P29">Correlation <text:span text:style-name="T7">(exp/real change)</text:span></text:p>
          </table:table-cell>
          <table:table-cell table:style-name="Table1.A1" office:value-type="string">
            <text:p text:style-name="P31">Saldo</text:p>
          </table:table-cell>
          <table:table-cell table:style-name="Table1.D1" office:value-type="string">
            <text:p text:style-name="P30">Average 20 runs</text:p>
          </table:table-cell>
        </table:table-row>
        <table:table-row>
          <table:table-cell table:style-name="Table1.A2" office:value-type="string">
            <text:p text:style-name="P34">Apple</text:p>
          </table:table-cell>
          <table:table-cell table:style-name="Table1.A2" office:value-type="string">
            <text:p text:style-name="P34">14,5%</text:p>
          </table:table-cell>
          <table:table-cell table:style-name="Table1.A2" office:value-type="string">
            <text:p text:style-name="P34">16<text:span text:style-name="T8">10</text:span></text:p>
          </table:table-cell>
          <table:table-cell table:style-name="Table1.D2" office:value-type="string">
            <text:p text:style-name="P33">1180</text:p>
          </table:table-cell>
        </table:table-row>
        <table:table-row>
          <table:table-cell table:style-name="Table1.A2" office:value-type="string">
            <text:p text:style-name="P34">Google</text:p>
          </table:table-cell>
          <table:table-cell table:style-name="Table1.A2" office:value-type="string">
            <text:p text:style-name="P34">15,3%</text:p>
          </table:table-cell>
          <table:table-cell table:style-name="Table1.A2" office:value-type="string">
            <text:p text:style-name="P34">140<text:span text:style-name="T8">5</text:span></text:p>
          </table:table-cell>
          <table:table-cell table:style-name="Table1.D2" office:value-type="string">
            <text:p text:style-name="P35">1556</text:p>
          </table:table-cell>
        </table:table-row>
        <table:table-row>
          <table:table-cell table:style-name="Table1.A2" office:value-type="string">
            <text:p text:style-name="P43">M<text:span text:style-name="T9">icrosoft</text:span></text:p>
          </table:table-cell>
          <table:table-cell table:style-name="Table1.A2" office:value-type="string">
            <text:p text:style-name="P34">16,6%</text:p>
          </table:table-cell>
          <table:table-cell table:style-name="Table1.A2" office:value-type="string">
            <text:p text:style-name="P34">1126</text:p>
          </table:table-cell>
          <table:table-cell table:style-name="Table1.D2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37">Amazon</text:p>
          </table:table-cell>
          <table:table-cell table:style-name="Table1.A2" office:value-type="string">
            <text:p text:style-name="P37">1,42%</text:p>
          </table:table-cell>
          <table:table-cell table:style-name="Table1.A2" office:value-type="string">
            <text:p text:style-name="P37">951</text:p>
          </table:table-cell>
          <table:table-cell table:style-name="Table1.D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37">Facebook</text:p>
          </table:table-cell>
          <table:table-cell table:style-name="Table1.A2" office:value-type="string">
            <text:p text:style-name="P37">6,75%</text:p>
          </table:table-cell>
          <table:table-cell table:style-name="Table1.A2" office:value-type="string">
            <text:p text:style-name="P37">1868</text:p>
          </table:table-cell>
          <table:table-cell table:style-name="Table1.D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32">Walmart</text:p>
          </table:table-cell>
          <table:table-cell table:style-name="Table1.A2" office:value-type="string">
            <text:p text:style-name="P32">12,9%</text:p>
          </table:table-cell>
          <table:table-cell table:style-name="Table1.A2" office:value-type="string">
            <text:p text:style-name="P32">1248</text:p>
          </table:table-cell>
          <table:table-cell table:style-name="Table1.D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2">JPMorgan</text:p>
          </table:table-cell>
          <table:table-cell table:style-name="Table1.A2" office:value-type="string">
            <text:p text:style-name="P32">6,8%</text:p>
          </table:table-cell>
          <table:table-cell table:style-name="Table1.A2" office:value-type="string">
            <text:p text:style-name="P32">647</text:p>
          </table:table-cell>
          <table:table-cell table:style-name="Table1.D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2">Intel</text:p>
          </table:table-cell>
          <table:table-cell table:style-name="Table1.A2" office:value-type="string">
            <text:p text:style-name="P32">20,3%</text:p>
          </table:table-cell>
          <table:table-cell table:style-name="Table1.A2" office:value-type="string">
            <text:p text:style-name="P32">1275</text:p>
          </table:table-cell>
          <table:table-cell table:style-name="Table1.D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2">VZ Verizon Communications</text:p>
          </table:table-cell>
          <table:table-cell table:style-name="Table1.A2" office:value-type="string">
            <text:p text:style-name="P32">23%</text:p>
          </table:table-cell>
          <table:table-cell table:style-name="Table1.A2" office:value-type="string">
            <text:p text:style-name="P32">1283</text:p>
          </table:table-cell>
          <table:table-cell table:style-name="Table1.D2" office:value-type="string">
            <text:p text:style-name="P38">1468</text:p>
          </table:table-cell>
        </table:table-row>
        <table:table-row>
          <table:table-cell table:style-name="Table1.A2" office:value-type="string">
            <text:p text:style-name="P32">TSLA Tesla</text:p>
          </table:table-cell>
          <table:table-cell table:style-name="Table1.A2" office:value-type="string">
            <text:p text:style-name="P43">-<text:span text:style-name="T10">7,75%</text:span></text:p>
          </table:table-cell>
          <table:table-cell table:style-name="Table1.A2" office:value-type="string">
            <text:p text:style-name="P39">244</text:p>
          </table:table-cell>
          <table:table-cell table:style-name="Table1.D2" office:value-type="string">
            <text:p text:style-name="P36">232</text:p>
          </table:table-cell>
        </table:table-row>
        <table:table-row>
          <table:table-cell table:style-name="Table1.A2" office:value-type="string">
            <text:p text:style-name="P32">T AT&amp;T</text:p>
          </table:table-cell>
          <table:table-cell table:style-name="Table1.A2" office:value-type="string">
            <text:p text:style-name="P40">14,2%</text:p>
          </table:table-cell>
          <table:table-cell table:style-name="Table1.A2" office:value-type="string">
            <text:p text:style-name="P40">1499</text:p>
          </table:table-cell>
          <table:table-cell table:style-name="Table1.D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32">NFLX</text:p>
          </table:table-cell>
          <table:table-cell table:style-name="Table1.A2" office:value-type="string">
            <text:p text:style-name="P40">4,78%</text:p>
          </table:table-cell>
          <table:table-cell table:style-name="Table1.A2" office:value-type="string">
            <text:p text:style-name="P40">1705</text:p>
          </table:table-cell>
          <table:table-cell table:style-name="Table1.D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32">DIS Walt Disney</text:p>
          </table:table-cell>
          <table:table-cell table:style-name="Table1.A2" office:value-type="string">
            <text:p text:style-name="P40">8,24%</text:p>
          </table:table-cell>
          <table:table-cell table:style-name="Table1.A2" office:value-type="string">
            <text:p text:style-name="P40">919</text:p>
          </table:table-cell>
          <table:table-cell table:style-name="Table1.D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32">BAC Bank Of America</text:p>
          </table:table-cell>
          <table:table-cell table:style-name="Table1.A2" office:value-type="string">
            <text:p text:style-name="P40">5,2%</text:p>
          </table:table-cell>
          <table:table-cell table:style-name="Table1.A2" office:value-type="string">
            <text:p text:style-name="P40">433</text:p>
          </table:table-cell>
          <table:table-cell table:style-name="Table1.D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32">Cisco CSCO</text:p>
          </table:table-cell>
          <table:table-cell table:style-name="Table1.A2" office:value-type="string">
            <text:p text:style-name="P40">12,4%</text:p>
          </table:table-cell>
          <table:table-cell table:style-name="Table1.A2" office:value-type="string">
            <text:p text:style-name="P40">1540</text:p>
          </table:table-cell>
          <table:table-cell table:style-name="Table1.D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41">Pfizer</text:p>
          </table:table-cell>
          <table:table-cell table:style-name="Table1.A2" office:value-type="string">
            <text:p text:style-name="P41">4,27%</text:p>
          </table:table-cell>
          <table:table-cell table:style-name="Table1.A2" office:value-type="string">
            <text:p text:style-name="P41">862</text:p>
          </table:table-cell>
          <table:table-cell table:style-name="Table1.D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41">Exxon Mobile</text:p>
          </table:table-cell>
          <table:table-cell table:style-name="Table1.A2" office:value-type="string">
            <text:p text:style-name="P43">-<text:span text:style-name="T11">1,13%</text:span></text:p>
          </table:table-cell>
          <table:table-cell table:style-name="Table1.A2" office:value-type="string">
            <text:p text:style-name="P41">670</text:p>
          </table:table-cell>
          <table:table-cell table:style-name="Table1.D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41">McDonalds</text:p>
          </table:table-cell>
          <table:table-cell table:style-name="Table1.A2" office:value-type="string">
            <text:p text:style-name="P42">5,26%</text:p>
          </table:table-cell>
          <table:table-cell table:style-name="Table1.A2" office:value-type="string">
            <text:p text:style-name="P42">1224</text:p>
          </table:table-cell>
          <table:table-cell table:style-name="Table1.D2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42">IBM</text:p>
          </table:table-cell>
          <table:table-cell table:style-name="Table1.A2" office:value-type="string">
            <text:p text:style-name="P42">4,15%</text:p>
          </table:table-cell>
          <table:table-cell table:style-name="Table1.A2" office:value-type="string">
            <text:p text:style-name="P42">946</text:p>
          </table:table-cell>
          <table:table-cell table:style-name="Table1.D2" office:value-type="string">
            <text:p text:style-name="P42"/>
          </table:table-cell>
        </table:table-row>
        <table:table-row table:style-name="Table1.21">
          <table:table-cell table:style-name="Table1.A2" office:value-type="string">
            <text:p text:style-name="P42">Citigroup</text:p>
          </table:table-cell>
          <table:table-cell table:style-name="Table1.A2" office:value-type="string">
            <text:p text:style-name="P43">-<text:span text:style-name="T12">1,61%</text:span></text:p>
          </table:table-cell>
          <table:table-cell table:style-name="Table1.A2" office:value-type="string">
            <text:p text:style-name="P42">581</text:p>
          </table:table-cell>
          <table:table-cell table:style-name="Table1.D2" office:value-type="string">
            <text:p text:style-name="P42"/>
          </table:table-cell>
        </table:table-row>
        <table:table-row table:style-name="Table1.21">
          <table:table-cell table:style-name="Table1.A2" office:value-type="string">
            <text:p text:style-name="P42">Boeing Company</text:p>
          </table:table-cell>
          <table:table-cell table:style-name="Table1.A2" office:value-type="string">
            <text:p text:style-name="P43">-<text:span text:style-name="T12">11,6%</text:span></text:p>
          </table:table-cell>
          <table:table-cell table:style-name="Table1.A2" office:value-type="string">
            <text:p text:style-name="P42">589</text:p>
          </table:table-cell>
          <table:table-cell table:style-name="Table1.D2" office:value-type="string">
            <text:p text:style-name="P42"/>
          </table:table-cell>
        </table:table-row>
      </table:table>
      <text:p text:style-name="P7"/>
      <text:p text:style-name="P6"><text:span text:style-name="T3">3</text:span>. Informatie opties</text:p>
      <text:p text:style-name="P4"/>
      <text:p text:style-name="P4">Kopen van opties is eigenlijk het kopen van het recht om over een bepaalde periode een bepaalde hoeveelheid effecten te kunnen kopen/verkopen tegen een vooraf vastgestelde prijs.</text:p>
      <text:p text:style-name="P1"><text:soft-page-break/>Opties kunnen zowel <text:span text:style-name="T1">als onderliggende waarde zowel een index</text:span>, los <text:span text:style-name="T1">aandeel</text:span> of grondstoffen <text:span text:style-name="T1">hebben.</text:span> </text:p>
      <text:p text:style-name="P1"/>
      <text:p text:style-name="P4">Voorbeeld hefboomeffect: Er geldt een premie, wanneer bij een call optie het aandeel daalt is het niets meer waard en wordt de premie uiteindelijk betaald</text:p>
      <text:p text:style-name="P4"/>
      <text:p text:style-name="P5">Wanneer nieuwe prediction * 0.99 &gt; oude closing value:</text:p>
      <text:p text:style-name="P5"><text:tab/>Call kopen =&gt; reward = nieuwe closing value – oude closing value</text:p>
      <text:p text:style-name="P5">Wanneer de verwac</text:p>
      <text:p text:style-name="P5"/>
      <text:p text:style-name="P2"/>
      <text:p text:style-name="P9">Other attemptes:</text:p>
      <text:p text:style-name="P8"/>
      <text:p text:style-name="P3"><text:span text:style-name="T5">1. </text:span><text:a xlink:type="simple" xlink:href="https://www.youtube.com/watch?v=-MHhA-Y3DSk" text:style-name="Internet_20_link" text:visited-style-name="Visited_20_Internet_20_Link">https://www.youtube.com/watch?v=-MHhA-Y3DSk</text:a></text:p>
      <text:p text:style-name="P28"><text:span text:style-name="T6">Steps</text:span>:</text:p>
      <text:p text:style-name="P27">1. Find an API for real time stock prices (alphavantage)</text:p>
      <text:p text:style-name="P27">2. Find relevant stocks</text:p>
      <text:p text:style-name="P27">Looked at stocks that changed the most during a day</text:p>
      <text:p text:style-name="P27">3. Trading strategi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9T15:38:39.367036065</meta:creation-date>
    <dc:date>2020-12-21T23:29:14.116782835</dc:date>
    <meta:editing-duration>PT7H26M6S</meta:editing-duration>
    <meta:editing-cycles>6</meta:editing-cycles>
    <meta:generator>LibreOffice/6.0.7.3$Linux_X86_64 LibreOffice_project/00m0$Build-3</meta:generator>
    <meta:document-statistic meta:table-count="1" meta:image-count="0" meta:object-count="0" meta:page-count="3" meta:paragraph-count="116" meta:word-count="530" meta:character-count="3469" meta:non-whitespace-character-count="3050"/>
  </office:meta>
</office:document-meta>
</file>